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Year Project Inspec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avid Martin</text:p>
            <text:p/>
            <text:p>134656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rtificial Intelligence to play a game with explanation</text:p>
                <text:p/>
              </text:list-item>
              <text:list-item>
                <text:p>The game is “Settlers of Catan” - a choice that has some interesting elements.</text:p>
                <text:p/>
              </text:list-item>
              <text:list-item>
                <text:p>Approach to the AI is a mixed system with Answer Set Programming and a Monte Carlo Tree Search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problem are we solv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rstly – AI Techniques to play the game to a good level</text:p>
                <text:list>
                  <text:list-item>
                    <text:p>Provides a good test of these techniques in a controlled situation</text:p>
                    <text:p/>
                    <text:p/>
                  </text:list-item>
                </text:list>
              </text:list-item>
              <text:list-item>
                <text:p>Secondly – Can we explain why we make the moves?</text:p>
                <text:list>
                  <text:list-item>
                    <text:p>A less explored aspect. This will enable the AI to act like a tutor and pass on knowledg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roach to solving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ixed Architecture</text:p>
              </text:list-item>
              <text:list-item>
                <text:p>Higher Level Answer Set Programming (ASP) via Clingo.</text:p>
              </text:list-item>
              <text:list-item>
                <text:p>Lower level technique will be a Monte Carlo Tree Search (MCTS).</text:p>
              </text:list-item>
              <text:list-item>
                <text:p>Some coded heuristics for certain aspects of the game.</text:p>
              </text:list-item>
              <text:list-item>
                <text:p>Game engine is an open source server style implem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nte Carlo Tree Sear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atan is unsuitable to played with a conventional Minimax algorithm.</text:p>
              </text:list-item>
              <text:list-item>
                <text:p>MCTS is a search algorithm for game playing. Expansion of the tree based on random sampling of the search space.</text:p>
              </text:list-item>
              <text:list-item>
                <text:p>Uses simulation to help determine the quality of a node.</text:p>
              </text:list-item>
              <text:list-item>
                <text:p>A flexible algorithm that converges to Minima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swer Set Programm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SP is a declarative programming style.</text:p>
              </text:list-item>
              <text:list-item>
                <text:p>Based on stable model semantics of logic programming.</text:p>
              </text:list-item>
              <text:list-item>
                <text:p>We give a set of facts and a set of rules and allow it to be solved – we will get a stable set as a result</text:p>
              </text:list-item>
              <text:list-item>
                <text:p><text:s/>Clingo allows combination of ASP tools and a way to interface in Pyth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they lin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2">MCTS can have weights and “fake wins” given to it in its simulations and search trees respectively.</text:p>
              </text:list-item>
              <text:list-item>
                <text:p>These values can be influenced by the output of the ASP solving of the problem.</text:p>
              </text:list-item>
              <text:list-item>
                <text:p>This allows a high level strategy and a low level means of getting ther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d explanation…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ome explanation will be derived from hard coded heuristics and knowledge in the system.</text:p>
                <text:p/>
              </text:list-item>
              <text:list-item>
                <text:p>The other will be derived from the rules used in the ASP. The rules used will show the usage of particular information that can then be explain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Game Playing – Evaluate performance over a number of games. Wins from each position and number of victory points</text:p>
                <text:p/>
                <text:p>Explanation – Harder to evaluate. Feedback from testers and whether it actually help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rete 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ame engine is an open source implementation. We interface to this with sockets.</text:p>
              </text:list-item>
              <text:list-item>
                <text:p>MCTS and interfacing done in Java. Utilising pre made structures from the API</text:p>
              </text:list-item>
              <text:list-item>
                <text:p>ASP is done with Clingo tool via a Python interface.</text:p>
              </text:list-item>
              <text:list-item>
                <text:p>Interface between the Java and Python part will probably use socke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Progr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urrently implementing the simulator for the MCTS.</text:p>
              </text:list-item>
              <text:list-item>
                <text:p>All interfacing and boilerplate is done.</text:p>
              </text:list-item>
              <text:list-item>
                <text:p>ASP code is being designed. Low amount of “difficult”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Pl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plete Simulator and MCTS</text:p>
              </text:list-item>
              <text:list-item>
                <text:p>Implement and link ASP part</text:p>
              </text:list-item>
              <text:list-item>
                <text:p>Add explan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</meta:initial-creator>
    <meta:creation-date>2017-01-27T12:29:31.993290491</meta:creation-date>
    <dc:date>2017-01-27T15:16:11.473449369</dc:date>
    <dc:creator>David </dc:creator>
    <meta:editing-duration>PT1H19M25S</meta:editing-duration>
    <meta:editing-cycles>4</meta:editing-cycles>
    <meta:generator>LibreOffice/5.0.3.2$Linux_X86_64 LibreOffice_project/00m0$Build-2</meta:generator>
    <meta:document-statistic meta:object-count="72"/>
  </office:meta>
</office:document-meta>
</file>